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uri</text:p>
          </table:table-cell>
          <table:table-cell office:value-type="string">
            <text:p>bibo:Document</text:p>
          </table:table-cell>
          <table:table-cell/>
        </table:table-row>
        <table:table-row table:style-name="ro1">
          <table:table-cell office:value-type="string">
            <text:p>rdf:type</text:p>
          </table:table-cell>
          <table:table-cell office:value-type="string">
            <text:p>owl:Class</text:p>
          </table:table-cell>
          <table:table-cell/>
        </table:table-row>
        <table:table-row table:style-name="ro1">
          <table:table-cell office:value-type="string">
            <text:p>PREFIX</text:p>
          </table:table-cell>
          <table:table-cell office:value-type="string">
            <text:p>opl</text:p>
          </table:table-cell>
          <table:table-cell office:value-type="string">
            <text:p>http://opl.culture.fr/ontology/</text:p>
          </table:table-cell>
        </table:table-row>
        <table:table-row table:style-name="ro1">
          <table:table-cell office:value-type="string">
            <text:p>PREFIX</text:p>
          </table:table-cell>
          <table:table-cell office:value-type="string">
            <text:p>bibo</text:p>
          </table:table-cell>
          <table:table-cell office:value-type="string">
            <text:p>http://purl.org/ontology/bibo/</text:p>
          </table:table-cell>
        </table:table-row>
        <table:table-row table:style-name="ro1">
          <table:table-cell office:value-type="string">
            <text:p>url du document dans HAL</text:p>
          </table:table-cell>
          <table:table-cell office:value-type="string">
            <text:p>langue sujet de la resource subproperty of dct:subject</text:p>
          </table:table-cell>
          <table:table-cell/>
        </table:table-row>
        <table:table-row table:style-name="ro1">
          <table:table-cell office:value-type="string">
            <text:p>URI</text:p>
          </table:table-cell>
          <table:table-cell office:value-type="string">
            <text:p>opl:subjectLanguage</text:p>
          </table:table-cell>
          <table:table-cell/>
        </table:table-row>
        <table:table-row table:style-name="ro1">
          <table:table-cell office:value-type="string">
            <text:p>https://halshs.archives-ouvertes.fr/hal-01530895v1</text:p>
          </table:table-cell>
          <table:table-cell office:value-type="string">
            <text:p>http://opl.culture.fr/vocabulary/language/44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30">30/04/2026</text:date>, <text:time>09:3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1S</meta:editing-duration>
    <meta:editing-cycles>5</meta:editing-cycles>
    <meta:generator>OpenOffice/4.1.16$Win32 OpenOffice.org_project/4116m3$Build-9816</meta:generator>
    <dc:date>2026-04-30T09:35:35.93</dc:date>
    <dc:creator>Arthur Leroux</dc:creator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